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itle">
      <style:paragraph-properties fo:text-align="start" style:justify-single-word="false"/>
      <style:text-properties officeooo:paragraph-rsid="0090377a"/>
    </style:style>
    <style:style style:name="T1" style:family="text">
      <style:text-properties fo:font-variant="normal" fo:text-transform="none" fo:color="#262626" fo:letter-spacing="normal" style:font-name-asian="apple-system" style:font-size-asian="10.5pt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水煮田雞</text:span></text:p>
      <text:p text:style-name="Text_20_body"><text:s/></text:p>
      <text:p text:style-name="P1">六月寒夜似人心</text:p>
      <text:p text:style-name="P1">人間冤情誰人廳</text:p>
      <text:p text:style-name="P1">酒裏鴛鴦田雞醉</text:p>
      <text:p text:style-name="P1">金迷紙醉神仙迷</text:p>
      <text:p text:style-name="P1">如是清風長入夢</text:p>
      <text:p text:style-name="P1">誰知路旁仰天人</text:p>
      <text:p text:style-name="P1">孤身怎能敵鬼魅</text:p>
      <text:p text:style-name="P1">只恨肉身不是神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6-03T00:56:07.859649368</dc:date>
    <meta:editing-duration>PT4H20M32S</meta:editing-duration>
    <meta:editing-cycles>131</meta:editing-cycles>
    <meta:document-statistic meta:table-count="0" meta:image-count="0" meta:object-count="0" meta:page-count="1" meta:paragraph-count="10" meta:word-count="60" meta:character-count="61" meta:non-whitespace-character-count="60"/>
  </office:meta>
</office:document-meta>
</file>